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300000051BD5598F1A7B47CEA.png" manifest:media-type="image/png"/>
  <manifest:file-entry manifest:full-path="Pictures/100002010000020000000200129C448355F52763.png" manifest:media-type="image/png"/>
  <manifest:file-entry manifest:full-path="Pictures/1000020100000100000001001D27464290792474.png" manifest:media-type="image/png"/>
  <manifest:file-entry manifest:full-path="Pictures/100002010000020000000200DCFA7C26A90795E0.png" manifest:media-type="image/png"/>
  <manifest:file-entry manifest:full-path="Pictures/10000201000002000000020051A210DD060B23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55cm" fo:min-width="13.3cm"/>
    </style:style>
    <style:style style:name="gr2" style:family="graphic" style:parent-style-name="standard">
      <style:graphic-properties draw:fill-color="#9999ff" draw:textarea-horizontal-align="justify" draw:textarea-vertical-align="middle" draw:auto-grow-height="false" fo:min-height="7.15cm" fo:min-width="12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00cc33" draw:textarea-horizontal-align="justify" draw:textarea-vertical-align="middle" draw:auto-grow-height="false" fo:min-height="0.55cm" fo:min-width="1.5cm"/>
      <style:paragraph-properties style:writing-mode="lr-tb"/>
    </style:style>
    <style:style style:name="gr6" style:family="graphic" style:parent-style-name="objectwithoutfill">
      <style:graphic-properties svg:stroke-color="#ffff66" draw:marker-end="Arrow" draw:marker-end-width="0.3cm" draw:fill="solid" draw:textarea-vertical-align="middle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0.55cm" fo:min-width="1.5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objectwithoutfill">
      <style:graphic-properties svg:stroke-width="0.05cm" svg:stroke-color="#ffff66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color="#009933" draw:marker-end="Arrow" draw:marker-end-width="0.3cm" draw:fill="solid" draw:textarea-vertical-align="middle"/>
    </style:style>
    <style:style style:name="gr11" style:family="graphic" style:parent-style-name="standard">
      <style:graphic-properties draw:fill-color="#ffff66" draw:textarea-horizontal-align="justify" draw:textarea-vertical-align="middle" draw:auto-grow-height="false" fo:min-height="0.55cm" fo:min-width="1.7cm"/>
      <style:paragraph-properties style:writing-mode="lr-tb"/>
    </style:style>
    <style:style style:name="gr12" style:family="graphic" style:parent-style-name="standard">
      <style:graphic-properties draw:fill-color="#00cc33" draw:textarea-horizontal-align="justify" draw:textarea-vertical-align="middle" draw:auto-grow-height="false" fo:min-height="0.55cm" fo:min-width="2.1cm"/>
      <style:paragraph-properties style:writing-mode="lr-tb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 fo:min-height="0.55cm" fo:min-width="2.1cm"/>
      <style:paragraph-properties style:writing-mode="lr-tb"/>
    </style:style>
    <style:style style:name="gr14" style:family="graphic" style:parent-style-name="objectwithoutfill">
      <style:graphic-properties svg:stroke-color="#c9211e" draw:marker-end="Arrow" draw:marker-end-width="0.3cm" draw:fill="solid" draw:textarea-vertical-align="middle"/>
    </style:style>
    <style:style style:name="gr15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svg:stroke-color="#c9211e" draw:fill-color="#0066cc" draw:textarea-horizontal-align="justify" draw:textarea-vertical-align="middle" draw:auto-grow-height="false" fo:min-height="1.55cm" fo:min-width="4.1cm"/>
      <style:paragraph-properties style:writing-mode="lr-tb"/>
    </style:style>
    <style:style style:name="gr18" style:family="graphic" style:parent-style-name="standard">
      <style:graphic-properties svg:stroke-color="#c9211e" draw:fill-color="#9999ff" draw:textarea-horizontal-align="justify" draw:textarea-vertical-align="middle" draw:auto-grow-height="false" fo:min-height="1.55cm" fo:min-width="4.1cm"/>
      <style:paragraph-properties style:writing-mode="lr-tb"/>
    </style:style>
    <style:style style:name="gr19" style:family="graphic" style:parent-style-name="objectwithoutfill">
      <style:graphic-properties svg:stroke-color="#c9211e" draw:marker-end="Arrow" draw:marker-end-width="0.3cm" draw:fill="solid" draw:fill-color="#000000" draw:textarea-vertical-align="middle"/>
      <style:paragraph-properties style:writing-mode="lr-tb"/>
    </style:style>
    <style:style style:name="gr20" style:family="graphic" style:parent-style-name="objectwithoutfill">
      <style:graphic-properties svg:stroke-width="0.05cm" svg:stroke-color="#c9211e" draw:marker-start-width="0.28cm" draw:marker-end="Arrow" draw:marker-end-width="0.38cm" draw:fill="solid" draw:fill-color="#000000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color="#0066cc" draw:fill-color="#ffffff" draw:textarea-horizontal-align="justify" draw:textarea-vertical-align="middle" draw:auto-grow-height="false" fo:min-height="1.872cm" fo:min-width="1.62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">
      <style:graphic-properties draw:fill="solid" draw:fill-color="#00cc33" draw:textarea-horizontal-align="justify" draw:textarea-vertical-align="middle" draw:auto-grow-height="false" fo:min-height="4.85cm" fo:min-width="6.9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15cm" fo:min-width="4.3cm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15cm" fo:min-width="2.7cm"/>
      <style:paragraph-properties style:writing-mode="lr-tb"/>
    </style:style>
    <style:style style:name="gr27" style:family="graphic" style:parent-style-name="objectwithoutfill">
      <style:graphic-properties svg:stroke-width="0.05cm" draw:marker-start-width="0.2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28" style:family="graphic" style:parent-style-name="objectwithoutfill">
      <style:graphic-properties svg:stroke-width="0.05cm" svg:stroke-color="#00cc33" draw:marker-start-width="0.2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29" style:family="graphic" style:parent-style-name="objectwithoutfill">
      <style:graphic-properties svg:stroke-width="0.05cm" svg:stroke-color="#00cc33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cm" svg:stroke-color="#ffcc00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cm" svg:stroke-color="#ffcc00" draw:marker-start-width="0.2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85cm" fo:min-width="0.5cm"/>
      <style:paragraph-properties style:writing-mode="lr-tb"/>
    </style:style>
    <style:style style:name="gr33" style:family="graphic" style:parent-style-name="objectwithoutfill">
      <style:graphic-properties svg:stroke-width="0.05cm" svg:stroke-color="#000000" draw:marker-start="Arrow" draw:marker-start-width="0.38cm" draw:marker-end="Arrow" draw:marker-end-width="0.38cm" draw:fill="solid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5" style:family="graphic" style:parent-style-name="standard">
      <style:graphic-properties draw:fill="solid" draw:fill-color="#ffff66" draw:textarea-horizontal-align="justify" draw:textarea-vertical-align="middle" draw:auto-grow-height="false" fo:min-height="0.55cm" fo:min-width="0.5cm"/>
      <style:paragraph-properties style:writing-mode="lr-tb"/>
    </style:style>
    <style:style style:name="gr36" style:family="graphic" style:parent-style-name="standard">
      <style:graphic-properties draw:fill="solid" draw:fill-color="#ff3333" draw:textarea-horizontal-align="justify" draw:textarea-vertical-align="middle" draw:auto-grow-height="false" fo:min-height="0.95cm" fo:min-width="1.7cm"/>
      <style:paragraph-properties style:writing-mode="lr-tb"/>
    </style:style>
    <style:style style:name="gr37" style:family="graphic" style:parent-style-name="objectwithoutfill">
      <style:graphic-properties svg:stroke-width="0.05cm" svg:stroke-color="#ff3333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cm" svg:stroke-color="#ff3333" draw:marker-start-width="0.2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9999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-color="#00cc33"/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cc00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-color="#00cc33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66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loext:graphic-properties draw:fill-color="#ff3333"/>
      <style:paragraph-properties fo:text-align="center" style:writing-mode="lr-tb"/>
      <style:text-properties fo:font-size="8pt" style:font-size-asian="8pt" style:font-size-complex="8pt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0066cc"/>
      <style:paragraph-properties fo:text-align="center" style:writing-mode="lr-tb"/>
    </style:style>
    <style:style style:name="P18" style:family="paragraph">
      <loext:graphic-properties draw:fill-color="#9999ff"/>
      <style:paragraph-properties fo:text-align="center" style:writing-mode="lr-tb"/>
    </style:style>
    <style:style style:name="P19" style:family="paragraph">
      <loext:graphic-properties draw:fill="solid" draw:fill-color="#000000"/>
      <style:paragraph-properties fo:text-align="center" style:writing-mode="lr-tb"/>
      <style:text-properties fo:color="#c9211e"/>
    </style:style>
    <style:style style:name="P20" style:family="paragraph">
      <loext:graphic-properties draw:fill-color="#fffff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solid" draw:fill-color="#00cc33"/>
      <style:paragraph-properties fo:text-align="center"/>
    </style:style>
    <style:style style:name="P2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2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solid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="solid"/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text-align="center"/>
      <style:text-properties fo:font-size="14pt" style:font-size-asian="14pt" style:font-size-complex="14pt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solid" draw:fill-color="#ffff66"/>
      <style:paragraph-properties fo:text-align="center"/>
      <style:text-properties fo:font-size="14pt" style:font-size-asian="14pt" style:font-size-complex="14pt"/>
    </style:style>
    <style:style style:name="P30" style:family="paragraph">
      <loext:graphic-properties draw:fill="solid" draw:fill-color="#ff3333"/>
      <style:paragraph-properties fo:text-align="center"/>
    </style:style>
    <style:style style:name="P31" style:family="paragraph">
      <loext:graphic-properties draw:fill-color="#fffff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c9211e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1" draw:layer="layout" svg:width="13.8cm" svg:height="7.8cm" svg:x="5cm" svg:y="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3.2cm" svg:height="7.4cm" svg:x="5.4cm" svg:y="3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0.725cm" svg:x="14.8cm" svg:y="2.975cm">
            <draw:text-box>
              <text:p><text:span text:style-name="T1">FlyingFish</text:span></text:p>
            </draw:text-box>
          </draw:frame>
          <draw:frame draw:style-name="gr4" draw:text-style-name="P4" draw:layer="layout" svg:width="0.972cm" svg:height="0.972cm" svg:x="17.4cm" svg:y="3.528cm">
            <draw:image xlink:href="Pictures/10000201000002000000020051A210DD060B232C.png" xlink:type="simple" xlink:show="embed" xlink:actuate="onLoad" loext:mime-type="image/png">
              <text:p/>
            </draw:image>
          </draw:frame>
          <draw:frame draw:style-name="gr4" draw:text-style-name="P4" xml:id="id2" draw:id="id2" draw:layer="layout" svg:width="0.972cm" svg:height="0.972cm" svg:x="8.4cm" svg:y="5.128cm">
            <draw:image xlink:href="Pictures/100002010000020000000200DCFA7C26A90795E0.png" xlink:type="simple" xlink:show="embed" xlink:actuate="onLoad" loext:mime-type="image/png">
              <text:p/>
            </draw:image>
          </draw:frame>
          <draw:custom-shape draw:style-name="gr5" draw:text-style-name="P6" xml:id="id1" draw:id="id1" draw:layer="layout" svg:width="2cm" svg:height="0.8cm" svg:x="3.8cm" svg:y="4.5cm">
            <text:p text:style-name="P5"><text:span text:style-name="T2">Listen 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3" draw:id="id3" draw:layer="layout" svg:width="2cm" svg:height="0.8cm" svg:x="3.8cm" svg:y="5.5cm">
            <text:p text:style-name="P5"><text:span text:style-name="T2">Listen 44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7" draw:layer="layout" svg:x1="5.8cm" svg:y1="4.9cm" svg:x2="8.4cm" svg:y2="5.614cm" draw:start-shape="id1" draw:start-glue-point="1" draw:end-shape="id2" draw:end-glue-point="3" svg:d="M5800 4900h1301v714h1299" svg:viewBox="0 0 2601 715">
            <text:p/>
          </draw:connector>
          <draw:connector draw:style-name="gr6" draw:text-style-name="P7" draw:layer="layout" svg:x1="5.8cm" svg:y1="5.9cm" svg:x2="8.4cm" svg:y2="5.614cm" draw:start-shape="id3" draw:start-glue-point="1" draw:end-shape="id2" draw:end-glue-point="3" svg:d="M5800 5900h1301v-286h1299" svg:viewBox="0 0 2601 287">
            <text:p/>
          </draw:connector>
          <draw:custom-shape draw:style-name="gr7" draw:text-style-name="P9" xml:id="id4" draw:id="id4" draw:layer="layout" svg:width="2cm" svg:height="0.8cm" svg:x="3.8cm" svg:y="3.5cm">
            <text:p text:style-name="P8"><text:span text:style-name="T3">Listen 30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9" xml:id="id5" draw:id="id5" draw:layer="layout" svg:width="2cm" svg:height="0.8cm" svg:x="10cm" svg:y="3.7cm">
            <text:p text:style-name="P8"><text:span text:style-name="T3">Expr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7" draw:layer="layout" svg:x1="5.8cm" svg:y1="3.9cm" svg:x2="10cm" svg:y2="4.1cm" draw:start-shape="id4" draw:start-glue-point="1" draw:end-shape="id5" draw:end-glue-point="3" svg:d="M5800 3900h2100v200h2100" svg:viewBox="0 0 4201 201">
            <text:p/>
          </draw:connector>
          <draw:connector draw:style-name="gr8" draw:text-style-name="P7" draw:layer="layout" svg:x1="8.886cm" svg:y1="5.128cm" svg:x2="10cm" svg:y2="4.1cm" draw:start-shape="id2" draw:start-glue-point="0" draw:end-shape="id5" draw:end-glue-point="3" svg:d="M8886 5128v-1028h1114" svg:viewBox="0 0 1115 1029">
            <text:p/>
          </draw:connector>
          <draw:connector draw:style-name="gr9" draw:text-style-name="P7" draw:layer="layout" svg:x1="9.372cm" svg:y1="5.614cm" svg:x2="11.3cm" svg:y2="6.7cm" draw:start-shape="id2" draw:start-glue-point="1" draw:end-shape="id6" draw:end-glue-point="0" svg:d="M9372 5614h1928v1086" svg:viewBox="0 0 1929 1087">
            <text:p/>
          </draw:connector>
          <draw:connector draw:style-name="gr10" draw:text-style-name="P7" draw:layer="layout" svg:x1="6.2cm" svg:y1="7.3cm" svg:x2="8.886cm" svg:y2="6.1cm" draw:start-shape="id7" draw:start-glue-point="0" draw:end-shape="id2" draw:end-glue-point="2" svg:d="M6200 7300v-600h2686v-600" svg:viewBox="0 0 2687 1201">
            <text:p/>
          </draw:connector>
          <draw:custom-shape draw:style-name="gr5" draw:text-style-name="P10" xml:id="id8" draw:id="id8" draw:layer="layout" svg:width="2cm" svg:height="0.8cm" svg:x="5.2cm" svg:y="8.3cm">
            <text:p text:style-name="P8"><text:span text:style-name="T3">Listen 10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7" draw:layer="layout" draw:line-skew="-0.5cm" svg:x1="6.2cm" svg:y1="8.3cm" svg:x2="8.886cm" svg:y2="6.1cm" draw:start-shape="id8" draw:start-glue-point="0" draw:end-shape="id2" draw:end-glue-point="2" svg:d="M6200 8300v-1600h2686v-600" svg:viewBox="0 0 2687 2201">
            <text:p/>
          </draw:connector>
          <draw:custom-shape draw:style-name="gr5" draw:text-style-name="P10" xml:id="id7" draw:id="id7" draw:layer="layout" svg:width="2cm" svg:height="0.8cm" svg:x="5.2cm" svg:y="7.3cm">
            <text:p text:style-name="P8"><text:span text:style-name="T3">Listen 144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1" xml:id="id9" draw:id="id9" draw:layer="layout" svg:width="2.2cm" svg:height="0.8cm" svg:x="10.2cm" svg:y="8.3cm">
            <text:p text:style-name="P8"><text:span text:style-name="T3">Stream/</text:span><text:span text:style-name="T3"><text:line-break/></text:span><text:span text:style-name="T3">Dom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7" draw:layer="layout" svg:x1="9.372cm" svg:y1="5.614cm" svg:x2="11.3cm" svg:y2="8.3cm" draw:start-shape="id2" draw:start-glue-point="1" draw:end-shape="id9" draw:end-glue-point="0" svg:d="M9372 5614h1928v2686" svg:viewBox="0 0 1929 2687">
            <text:p/>
          </draw:connector>
          <draw:connector draw:style-name="gr9" draw:text-style-name="P7" draw:layer="layout" svg:x1="10.2cm" svg:y1="7.1cm" svg:x2="7.2cm" svg:y2="7.7cm" draw:start-shape="id6" draw:start-glue-point="3" draw:end-shape="id7" draw:end-glue-point="1" svg:d="M10200 7100h-1500v600h-1500" svg:viewBox="0 0 3001 601">
            <text:p/>
          </draw:connector>
          <draw:connector draw:style-name="gr9" draw:text-style-name="P7" draw:layer="layout" svg:x1="10.2cm" svg:y1="8.7cm" svg:x2="7.2cm" svg:y2="8.7cm" draw:start-shape="id9" draw:start-glue-point="3" draw:end-shape="id8" draw:end-glue-point="1" svg:d="M10200 8700h-3000" svg:viewBox="0 0 3001 1">
            <text:p/>
          </draw:connector>
          <draw:line draw:style-name="gr9" draw:text-style-name="P7" draw:layer="layout" svg:x1="12.4cm" svg:y1="7.1cm" svg:x2="18.8cm" svg:y2="7.1cm">
            <text:p/>
          </draw:line>
          <draw:custom-shape draw:style-name="gr11" draw:text-style-name="P11" xml:id="id6" draw:id="id6" draw:layer="layout" svg:width="2.2cm" svg:height="0.8cm" svg:x="10.2cm" svg:y="6.7cm">
            <text:p text:style-name="P8"><text:span text:style-name="T3">Stream/</text:span><text:span text:style-name="T3"><text:line-break/></text:span><text:span text:style-name="T3">Domain SS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7" draw:layer="layout" svg:x1="12.4cm" svg:y1="8.7cm" svg:x2="18.8cm" svg:y2="8.7cm">
            <text:p/>
          </draw:line>
          <draw:connector draw:style-name="gr10" draw:text-style-name="P7" draw:layer="layout" svg:x1="9.372cm" svg:y1="5.614cm" svg:x2="14.9cm" svg:y2="7.7cm" draw:start-shape="id2" draw:start-glue-point="1" draw:end-shape="id10" draw:end-glue-point="0" svg:d="M9372 5614h5528v2086" svg:viewBox="0 0 5529 2087">
            <text:p/>
          </draw:connector>
          <draw:custom-shape draw:style-name="gr12" draw:text-style-name="P10" xml:id="id11" draw:id="id11" draw:layer="layout" svg:width="2.6cm" svg:height="0.8cm" svg:x="13.6cm" svg:y="9.4cm">
            <text:p text:style-name="P8"><text:span text:style-name="T3">HTTP/</text:span><text:span text:style-name="T3"><text:line-break/></text:span><text:span text:style-name="T3">Domain Prox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7" draw:layer="layout" svg:x1="9.372cm" svg:y1="5.614cm" svg:x2="14.9cm" svg:y2="9.4cm" draw:start-shape="id2" draw:start-glue-point="1" draw:end-shape="id11" draw:end-glue-point="0" svg:d="M9372 5614h5528v3786" svg:viewBox="0 0 5529 3787">
            <text:p/>
          </draw:connector>
          <draw:custom-shape draw:style-name="gr12" draw:text-style-name="P10" xml:id="id10" draw:id="id10" draw:layer="layout" svg:width="2.6cm" svg:height="0.8cm" svg:x="13.6cm" svg:y="7.7cm">
            <text:p text:style-name="P8"><text:span text:style-name="T3">HTTPS/</text:span><text:span text:style-name="T3"><text:line-break/></text:span><text:span text:style-name="T3">Domain Prox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7" draw:layer="layout" svg:x1="16.2cm" svg:y1="8.1cm" svg:x2="18.8cm" svg:y2="8.1cm">
            <text:p/>
          </draw:line>
          <draw:line draw:style-name="gr10" draw:text-style-name="P7" draw:layer="layout" svg:x1="16.2cm" svg:y1="9.8cm" svg:x2="18.8cm" svg:y2="9.8cm">
            <text:p/>
          </draw:line>
          <draw:frame draw:style-name="gr4" draw:text-style-name="P4" draw:layer="layout" svg:width="1.109cm" svg:height="1.109cm" svg:x="16.4cm" svg:y="7.191cm">
            <draw:image xlink:href="Pictures/100002010000020000000200129C448355F52763.png" xlink:type="simple" xlink:show="embed" xlink:actuate="onLoad" loext:mime-type="image/png">
              <text:p/>
            </draw:image>
          </draw:frame>
          <draw:frame draw:style-name="gr4" draw:text-style-name="P4" draw:layer="layout" svg:width="3.346cm" svg:height="0.8cm" svg:x="7.454cm" svg:y="9.5cm">
            <draw:image xlink:href="Pictures/100002010000015300000051BD5598F1A7B47CEA.png" xlink:type="simple" xlink:show="embed" xlink:actuate="onLoad" loext:mime-type="image/png">
              <text:p/>
            </draw:image>
          </draw:frame>
          <draw:custom-shape draw:style-name="gr13" draw:text-style-name="P13" xml:id="id12" draw:id="id12" draw:layer="layout" svg:width="2.6cm" svg:height="0.8cm" svg:x="13cm" svg:y="4.3cm">
            <text:p text:style-name="P12"><text:span text:style-name="T4">SSH Server</text:span><text:span text:style-name="T4"><text:line-break/></text:span><text:span text:style-name="T4">Listen 2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4" draw:text-style-name="P7" draw:layer="layout" svg:x1="12.4cm" svg:y1="7.1cm" svg:x2="14.3cm" svg:y2="5.1cm" draw:start-shape="id6" draw:start-glue-point="1" draw:end-shape="id12" draw:end-glue-point="2" svg:d="M12400 7100h1900v-2000" svg:viewBox="0 0 1901 2001">
            <text:p/>
          </draw:connector>
          <draw:connector draw:style-name="gr14" draw:text-style-name="P7" draw:layer="layout" draw:line-skew="-0.3cm" svg:x1="13cm" svg:y1="4.7cm" svg:x2="7.2cm" svg:y2="7.7cm" draw:start-shape="id12" draw:start-glue-point="3" draw:end-shape="id7" svg:d="M13000 4700h-3200v3000h-2600" svg:viewBox="0 0 5801 3001">
            <text:p/>
          </draw:connector>
          <draw:connector draw:style-name="gr14" draw:text-style-name="P7" draw:layer="layout" draw:line-skew="-0.3cm" svg:x1="13cm" svg:y1="4.7cm" svg:x2="7.2cm" svg:y2="8.7cm" draw:start-shape="id12" draw:start-glue-point="3" draw:end-shape="id8" draw:end-glue-point="1" svg:d="M13000 4700h-3200v4000h-2600" svg:viewBox="0 0 5801 4001">
            <text:p/>
          </draw:connector>
          <draw:frame draw:style-name="gr4" draw:text-style-name="P4" draw:layer="layout" svg:width="0.8cm" svg:height="0.8cm" svg:x="13.2cm" svg:y="3.1cm">
            <draw:image xlink:href="Pictures/1000020100000100000001001D27464290792474.png" xlink:type="simple" xlink:show="embed" xlink:actuate="onLoad" loext:mime-type="image/png">
              <text:p/>
            </draw:image>
          </draw:frame>
          <draw:line draw:style-name="gr15" draw:text-style-name="P14" draw:layer="layout" svg:x1="13.8cm" svg:y1="3.9cm" svg:x2="14.4cm" svg:y2="4.3cm">
            <text:p/>
          </draw:line>
          <draw:line draw:style-name="gr15" draw:text-style-name="P14" draw:layer="layout" svg:x1="13.2cm" svg:y1="3.7cm" svg:x2="12cm" svg:y2="4.1cm">
            <text:p/>
          </draw:line>
        </draw:g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g>
          <draw:custom-shape draw:style-name="gr17" draw:text-style-name="P17" xml:id="id13" draw:id="id13" draw:layer="layout" svg:width="4.6cm" svg:height="1.8cm" svg:x="18.6cm" svg:y="4.4cm">
            <text:p text:style-name="P16">FlyingFis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8" xml:id="id14" draw:id="id14" draw:layer="layout" svg:width="4.6cm" svg:height="1.8cm" svg:x="12.6cm" svg:y="4.4cm">
            <text:p text:style-name="P16">Gateway<text:line-break/>192.168.1.x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8" xml:id="id15" draw:id="id15" draw:layer="layout" svg:width="4.6cm" svg:height="1.8cm" svg:x="6.6cm" svg:y="4.4cm">
            <text:p text:style-name="P16">Gateway<text:line-break/>192.168.10.x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9" draw:text-style-name="P19" draw:layer="layout" draw:line-skew="3.299cm" svg:x1="20.9cm" svg:y1="6.2cm" svg:x2="14.9cm" svg:y2="6.2cm" draw:start-shape="id13" draw:start-glue-point="2" draw:end-shape="id14" draw:end-glue-point="2" svg:d="M20900 6200v3800h-6000v-3800" svg:viewBox="0 0 6001 3801">
            <text:p text:style-name="P1"><text:span text:style-name="T5">Upnp Nat Port X</text:span></text:p>
          </draw:connector>
          <draw:connector draw:style-name="gr20" draw:text-style-name="P14" draw:layer="layout" draw:line-skew="4.899cm" svg:x1="20.9cm" svg:y1="6.2cm" svg:x2="8.9cm" svg:y2="6.2cm" draw:start-shape="id13" draw:start-glue-point="2" draw:end-shape="id15" svg:d="M20900 6200v5400h-12000v-5400" svg:viewBox="0 0 12001 5401">
            <text:p/>
          </draw:connector>
          <draw:custom-shape draw:style-name="gr21" draw:text-style-name="P20" draw:layer="layout" svg:width="3cm" svg:height="3cm" svg:x="2.2cm" svg:y="3.8cm">
            <text:p text:style-name="P16">Interne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4" draw:layer="layout" svg:x1="5.2cm" svg:y1="5.2cm" svg:x2="6.6cm" svg:y2="5.2cm">
            <text:p/>
          </draw:line>
          <draw:line draw:style-name="gr15" draw:text-style-name="P14" draw:layer="layout" svg:x1="11.2cm" svg:y1="5.4cm" svg:x2="12.6cm" svg:y2="5.4cm">
            <text:p/>
          </draw:line>
          <draw:line draw:style-name="gr15" draw:text-style-name="P14" draw:layer="layout" svg:x1="17.2cm" svg:y1="5.4cm" svg:x2="18.6cm" svg:y2="5.4cm">
            <text:p/>
          </draw:line>
          <draw:frame draw:style-name="gr22" draw:text-style-name="P21" draw:layer="layout" svg:width="3.8cm" svg:height="0.962cm" svg:x="12cm" svg:y="11.638cm">
            <draw:text-box>
              <text:p>n</text:p>
            </draw:text-box>
          </draw:frame>
          <draw:frame draw:style-name="gr23" draw:text-style-name="P21" draw:layer="layout" svg:width="13.8cm" svg:height="1.673cm" svg:x="7.6cm" svg:y="1.611cm">
            <draw:text-box>
              <text:p>Upnp Client - Port Forwarding to FlyingFish</text:p>
            </draw:text-box>
          </draw:frame>
        </draw:g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>
          <draw:custom-shape draw:style-name="gr24" draw:text-style-name="P22" draw:layer="layout" svg:width="7.4cm" svg:height="5.1cm" svg:x="7.6cm" svg:y="2.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3" xml:id="id16" draw:id="id16" draw:layer="layout" svg:width="4.8cm" svg:height="1.4cm" svg:x="8.8cm" svg:y="3cm">
            <text:p text:style-name="P1"><text:span text:style-name="T6">Express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3" xml:id="id18" draw:id="id18" draw:layer="layout" svg:width="3.2cm" svg:height="1.4cm" svg:x="5.4cm" svg:y="10cm">
            <text:p text:style-name="P1"><text:span text:style-name="T6">Ngin</text:span><text:span text:style-name="T6">x</text:span></text:p>
            <draw:enhanced-geometry svg:viewBox="0 0 21600 21600" draw:type="rectangle" draw:enhanced-path="M 0 0 L 21600 0 21600 21600 0 21600 0 0 Z N"/>
          </draw:custom-shape>
          <draw:connector draw:style-name="gr27" draw:text-style-name="P25" draw:layer="layout" draw:type="lines" svg:x1="8.8cm" svg:y1="3.7cm" svg:x2="5.2cm" svg:y2="6.8cm" draw:start-shape="id16" draw:start-glue-point="3" draw:end-shape="id17" draw:end-glue-point="0" svg:d="M8800 3700h-501l-3099 2599v501" svg:viewBox="0 0 3601 3101">
            <text:p text:style-name="P24"><text:span text:style-name="T1">Generate </text:span><text:span text:style-name="T1"><text:line-break/></text:span><text:span text:style-name="T1">by DB</text:span></text:p>
          </draw:connector>
          <draw:connector draw:style-name="gr27" draw:text-style-name="P25" xml:id="id28" draw:id="id28" draw:layer="layout" draw:type="lines" svg:x1="5.2cm" svg:y1="8.2cm" svg:x2="7cm" svg:y2="10cm" draw:start-shape="id17" draw:start-glue-point="2" draw:end-shape="id18" draw:end-glue-point="0" svg:d="M5200 8200v501l1800 798v501" svg:viewBox="0 0 1801 1801">
            <text:p text:style-name="P24"><text:span text:style-name="T1">Load <text:s text:c="13"/></text:span></text:p>
          </draw:connector>
          <draw:custom-shape draw:style-name="gr26" draw:text-style-name="P23" xml:id="id22" draw:id="id22" draw:layer="layout" svg:width="3.2cm" svg:height="1.4cm" svg:x="10.4cm" svg:y="4.2cm">
            <text:p text:style-name="P1"><text:span text:style-name="T6">Addres</text:span><text:span text:style-name="T6">s </text:span><text:span text:style-name="T6"><text:line-break/></text:span><text:span text:style-name="T6">Acces</text:span><text:span text:style-name="T6">s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3" xml:id="id23" draw:id="id23" draw:layer="layout" svg:width="3.2cm" svg:height="1.4cm" svg:x="10.4cm" svg:y="5.6cm">
            <text:p text:style-name="P1"><text:span text:style-name="T6">Auth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3" xml:id="id19" draw:id="id19" draw:layer="layout" svg:width="3.2cm" svg:height="1.4cm" svg:x="1.2cm" svg:y="13cm">
            <text:p text:style-name="P1"><text:span text:style-name="T6">Reques</text:span><text:span text:style-name="T6">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3" xml:id="id20" draw:id="id20" draw:layer="layout" svg:width="3.2cm" svg:height="1.4cm" svg:x="5.4cm" svg:y="13cm">
            <text:p text:style-name="P1"><text:span text:style-name="T6">Response</text:span></text:p>
            <draw:enhanced-geometry svg:viewBox="0 0 21600 21600" draw:type="rectangle" draw:enhanced-path="M 0 0 L 21600 0 21600 21600 0 21600 0 0 Z N"/>
          </draw:custom-shape>
          <draw:connector draw:style-name="gr28" draw:text-style-name="P26" draw:layer="layout" draw:type="lines" svg:x1="2.8cm" svg:y1="13cm" svg:x2="5.4cm" svg:y2="10.7cm" draw:start-shape="id19" draw:start-glue-point="0" draw:end-shape="id18" draw:end-glue-point="3" svg:d="M2800 13000v-501l2099-1799h501" svg:viewBox="0 0 2601 2301">
            <text:p text:style-name="P1"><text:span text:style-name="T6"/></text:p>
          </draw:connector>
          <draw:connector draw:style-name="gr29" draw:text-style-name="P7" xml:id="id25" draw:id="id25" draw:layer="layout" draw:type="lines" svg:x1="7cm" svg:y1="11.4cm" svg:x2="7cm" svg:y2="13cm" draw:start-shape="id18" draw:start-glue-point="2" draw:end-shape="id20" draw:end-glue-point="0" svg:d="M7000 11400v501 598 501" svg:viewBox="0 0 1 1601">
            <text:p/>
          </draw:connector>
          <draw:connector draw:style-name="gr30" draw:text-style-name="P7" draw:layer="layout" draw:type="lines" svg:x1="8.8cm" svg:y1="11.2cm" svg:x2="10.4cm" svg:y2="4.9cm" draw:start-shape="id21" draw:start-glue-point="1" draw:end-shape="id22" draw:end-glue-point="3" svg:d="M8800 11200h501l598-6300h501" svg:viewBox="0 0 1601 6301">
            <text:p/>
          </draw:connector>
          <draw:connector draw:style-name="gr31" draw:text-style-name="P25" draw:layer="layout" draw:type="lines" svg:x1="8.8cm" svg:y1="11.2cm" svg:x2="10.4cm" svg:y2="6.3cm" draw:start-shape="id21" draw:start-glue-point="1" draw:end-shape="id23" draw:end-glue-point="3" svg:d="M8800 11200h501l598-4900h501" svg:viewBox="0 0 1601 4901">
            <text:p text:style-name="P24"><text:span text:style-name="T1">Check</text:span><text:span text:style-name="T1"><text:line-break/></text:span><text:span text:style-name="T1">Request</text:span></text:p>
          </draw:connector>
          <draw:custom-shape draw:style-name="gr32" draw:text-style-name="P27" xml:id="id24" draw:id="id24" draw:layer="layout" svg:width="2cm" svg:height="2.2cm" svg:x="11.4cm" svg:y="11.099cm">
            <text:p text:style-name="P1"><text:span text:style-name="T6">Yes/No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30" draw:text-style-name="P7" draw:layer="layout" draw:type="lines" draw:line-skew="1.299cm" svg:x1="13.6cm" svg:y1="6.3cm" svg:x2="13.4cm" svg:y2="12.199cm" draw:start-shape="id23" draw:start-glue-point="1" draw:end-shape="id24" draw:end-glue-point="7" svg:d="M13600 6300h1800l-1498 5899h-502" svg:viewBox="0 0 2001 5900">
            <text:p/>
          </draw:connector>
          <draw:connector draw:style-name="gr30" draw:text-style-name="P7" draw:layer="layout" draw:type="lines" draw:line-skew="2.299cm" svg:x1="13.6cm" svg:y1="4.9cm" svg:x2="13.4cm" svg:y2="12.199cm" draw:start-shape="id22" draw:start-glue-point="1" draw:end-shape="id24" draw:end-glue-point="7" svg:d="M13600 4900h2800l-2498 7299h-502" svg:viewBox="0 0 3001 7300">
            <text:p/>
          </draw:connector>
          <draw:connector draw:style-name="gr30" draw:text-style-name="P7" draw:layer="layout" draw:type="lines" svg:x1="11.4cm" svg:y1="12.199cm" svg:x2="7cm" svg:y2="12.2cm" draw:start-shape="id24" draw:start-glue-point="5" draw:end-shape="id25" draw:end-glue-point="0" svg:d="M11400 12199h-501l-3209 1h-690" svg:viewBox="0 0 4401 2">
            <text:p/>
          </draw:connector>
          <draw:custom-shape draw:style-name="gr26" draw:text-style-name="P23" xml:id="id26" draw:id="id26" draw:layer="layout" svg:width="3.2cm" svg:height="1.4cm" svg:x="14.2cm" svg:y="0.5cm">
            <text:p text:style-name="P1"><text:span text:style-name="T6">DB</text:span></text:p>
            <draw:enhanced-geometry svg:viewBox="0 0 21600 21600" draw:type="rectangle" draw:enhanced-path="M 0 0 L 21600 0 21600 21600 0 21600 0 0 Z N"/>
          </draw:custom-shape>
          <draw:connector draw:style-name="gr33" draw:text-style-name="P7" draw:layer="layout" svg:x1="11.2cm" svg:y1="3cm" svg:x2="14.2cm" svg:y2="1.2cm" draw:start-shape="id16" draw:start-glue-point="0" draw:end-shape="id26" draw:end-glue-point="3" svg:d="M11200 3000v-1800h3000" svg:viewBox="0 0 3001 1801">
            <text:p/>
          </draw:connector>
          <draw:frame draw:style-name="gr34" draw:text-style-name="P28" draw:layer="layout" svg:width="3.4cm" svg:height="1cm" svg:x="12.3cm" svg:y="2.1cm">
            <draw:text-box>
              <text:p>NodeJS</text:p>
            </draw:text-box>
          </draw:frame>
          <draw:custom-shape draw:style-name="gr35" draw:text-style-name="P29" xml:id="id21" draw:id="id21" draw:layer="layout" svg:width="1cm" svg:height="0.8cm" svg:x="7.8cm" svg:y="10.8cm">
            <text:p text:style-name="P27"><text:span text:style-name="T6">NJS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0" xml:id="id27" draw:id="id27" draw:layer="layout" svg:width="2.2cm" svg:height="1.2cm" svg:x="2.2cm" svg:y="2.4cm">
            <text:p text:style-name="P1">Certbot</text:p>
            <draw:enhanced-geometry svg:viewBox="0 0 21600 21600" draw:type="rectangle" draw:enhanced-path="M 0 0 L 21600 0 21600 21600 0 21600 0 0 Z N"/>
          </draw:custom-shape>
          <draw:connector draw:style-name="gr37" draw:text-style-name="P7" draw:layer="layout" svg:x1="8.8cm" svg:y1="3.7cm" svg:x2="4.4cm" svg:y2="3cm" draw:start-shape="id16" draw:start-glue-point="3" draw:end-shape="id27" draw:end-glue-point="1" svg:d="M8800 3700h-2200v-700h-2200" svg:viewBox="0 0 4401 701">
            <text:p/>
          </draw:connector>
          <draw:connector draw:style-name="gr38" draw:text-style-name="P7" draw:layer="layout" svg:x1="3.3cm" svg:y1="3.6cm" svg:x2="6.1cm" svg:y2="9.1cm" draw:start-shape="id27" draw:start-glue-point="2" draw:end-shape="id28" draw:end-glue-point="0" svg:d="M3300 3600v2288h2800v3212" svg:viewBox="0 0 2801 5501">
            <text:p text:style-name="P1"><text:span text:style-name="T1">Create <text:s text:c="8"/></text:span><text:span text:style-name="T1"><text:s text:c="11"/></text:span></text:p>
            <text:p text:style-name="P1"><text:span text:style-name="T1">Certificate</text:span><text:span text:style-name="T1">s</text:span><text:span text:style-name="T6"> <text:s text:c="14"/></text:span><text:span text:style-name="T6"><text:s text:c="2"/></text:span></text:p>
            <text:p text:style-name="P1"/>
            <text:p text:style-name="P1"/>
            <text:p text:style-name="P1"/>
            <text:p text:style-name="P1"/>
            <text:p text:style-name="P1"/>
          </draw:connector>
          <draw:custom-shape draw:style-name="gr26" draw:text-style-name="P23" xml:id="id17" draw:id="id17" draw:layer="layout" svg:width="3.2cm" svg:height="1.4cm" svg:x="3.6cm" svg:y="6.8cm">
            <text:p text:style-name="P1"><text:span text:style-name="T6">Nginx </text:span><text:span text:style-name="T6">Config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21:07:22.838849770</meta:creation-date>
    <dc:date>2022-05-14T20:55:50.400439226</dc:date>
    <meta:editing-duration>PT1H22M11S</meta:editing-duration>
    <meta:editing-cycles>7</meta:editing-cycles>
    <meta:generator>LibreOffice/6.4.7.2$Linux_X86_64 LibreOffice_project/40$Build-2</meta:generator>
    <meta:document-statistic meta:object-count="106"/>
  </office:meta>
</office:document-meta>
</file>